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pport_5f_texte">
      <style:text-properties fo:language="fr" fo:country="FR"/>
    </style:style>
    <style:style style:name="P2" style:family="paragraph" style:parent-style-name="support_5f_texte">
      <style:paragraph-properties fo:break-before="page"/>
      <style:text-properties fo:language="fr" fo:country="FR"/>
    </style:style>
    <style:style style:name="P3" style:family="paragraph" style:parent-style-name="Preformatted_20_Text">
      <style:text-properties fo:color="#000000" style:font-name="Courier New" fo:language="fr" fo:country="FR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" fo:font-style="italic"/>
    </style:style>
    <style:style style:name="P8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80" style:font-name="Courier New" fo:font-weight="bold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fo:background-color="#ffff00"/>
    </style:style>
    <style:style style:name="P11" style:family="paragraph" style:parent-style-name="Heading_20_3">
      <style:text-properties fo:language="fr" fo:country="FR"/>
    </style:style>
    <style:style style:name="P12" style:family="paragraph" style:parent-style-name="Heading_20_2">
      <style:text-properties fo:language="fr" fo:country="FR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" fo:font-weight="bold"/>
    </style:style>
    <style:style style:name="T3" style:family="text">
      <style:text-properties fo:color="#000080" style:font-name="Courier New" fo:font-weight="bold" fo:background-color="#ffff00"/>
    </style:style>
    <style:style style:name="T4" style:family="text">
      <style:text-properties style:font-name="Courier New"/>
    </style:style>
    <style:style style:name="T5" style:family="text">
      <style:text-properties style:font-name="Courier New" fo:font-style="italic"/>
    </style:style>
    <style:style style:name="T6" style:family="text">
      <style:text-properties style:font-name="Courier New" fo:background-color="#ffff00"/>
    </style:style>
    <style:style style:name="T7" style:family="text">
      <style:text-properties fo:color="#660e7a" style:font-name="Courier New" fo:font-weight="bold"/>
    </style:style>
    <style:style style:name="T8" style:family="text">
      <style:text-properties fo:color="#660e7a" style:font-name="Courier New" fo:font-style="italic" fo:font-weight="bold"/>
    </style:style>
    <style:style style:name="T9" style:family="text">
      <style:text-properties fo:color="#808000"/>
    </style:style>
    <style:style style:name="T10" style:family="text">
      <style:text-properties fo:color="#808000" style:font-name="Courier New"/>
    </style:style>
    <style:style style:name="T11" style:family="text">
      <style:text-properties fo:color="#808080"/>
    </style:style>
    <style:style style:name="T12" style:family="text">
      <style:text-properties fo:color="#808080" style:font-name="Courier New" fo:font-style="italic"/>
    </style:style>
    <style:style style:name="T13" style:family="text">
      <style:text-properties fo:color="#808080" fo:font-style="italic"/>
    </style:style>
    <style:style style:name="T14" style:family="text">
      <style:text-properties fo:color="#008000" style:font-name="Courier New" fo:font-weight="bold"/>
    </style:style>
    <style:style style:name="T15" style:family="text">
      <style:text-properties fo:color="#0000ff"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12" text:outline-level="2"><text:bookmark-start text:name="__RefHeading__7118_21340826691"/><text:s/>- From CSV via servlet et BD<text:bookmark-end text:name="__RefHeading__7118_21340826691"/></text:h>
      <text:p text:style-name="P1"/>
      <text:h text:style-name="P11" text:outline-level="3"><text:bookmark-start text:name="__RefHeading__7120_21340826692"/><text:s/>- Simplication<text:bookmark-end text:name="__RefHeading__7120_21340826692"/></text:h>
      <text:p text:style-name="P1"/>
      <text:p text:style-name="P1">StringBuilder à la place d'une List.</text:p>
      <text:p text:style-name="P1"/>
      <text:p text:style-name="P1">Elimination de httpConnection.setRequestMethod("GET"); et de httpConnection.setDoInput(true); car ce sont les valeurs par défaut.</text:p>
      <text:p text:style-name="P1"/>
      <text:p text:style-name="P3"><text:span text:style-name="T1">package </text:span>pb.fr.webetfred;</text:p>
      <text:p text:style-name="P9"/>
      <text:p text:style-name="P5"><text:span text:style-name="T1">import </text:span>android.app.Activity;</text:p>
      <text:p text:style-name="P5"><text:span text:style-name="T1">import </text:span>android.app.ProgressDialog;</text:p>
      <text:p text:style-name="P5"><text:span text:style-name="T1">import </text:span>android.content.DialogInterface;</text:p>
      <text:p text:style-name="P5"><text:span text:style-name="T1">import </text:span>android.os.Bundle;</text:p>
      <text:p text:style-name="P5"><text:span text:style-name="T1">import </text:span>android.os.AsyncTask;</text:p>
      <text:p text:style-name="P5"><text:span text:style-name="T1">import </text:span>android.widget.TextView;</text:p>
      <text:p text:style-name="P5"><text:span text:style-name="T1">import </text:span>java.io.*;</text:p>
      <text:p text:style-name="P5"><text:span text:style-name="T1">import </text:span>java.util.*;</text:p>
      <text:p text:style-name="P5"><text:span text:style-name="T1">import </text:span>java.net.HttpURLConnection;</text:p>
      <text:p text:style-name="P5"><text:span text:style-name="T1">import </text:span>java.net.URL;</text:p>
      <text:p text:style-name="P7">/**</text:p>
      <text:p text:style-name="P6"><text:s/><text:span text:style-name="T5">* Le contenu d'une table via un servlet dans un TextView</text:span></text:p>
      <text:p text:style-name="P6"><text:s/><text:span text:style-name="T5">*/</text:span></text:p>
      <text:p text:style-name="P5"><text:span text:style-name="T1">public class </text:span>CSVFromWeb <text:span text:style-name="T1">extends </text:span>Activity {</text:p>
      <text:p text:style-name="P4"><text:s text:c="4"/><text:span text:style-name="T2">private </text:span><text:span text:style-name="T4">TextView </text:span><text:span text:style-name="T7">textViewCSV</text:span><text:span text:style-name="T4">;</text:span></text:p>
      <text:p text:style-name="P4"><text:s text:c="4"/><text:span text:style-name="T10">@Override</text:span></text:p>
      <text:p text:style-name="P4"><text:span text:style-name="T9"><text:s text:c="4"/></text:span><text:span text:style-name="T2">protected void </text:span><text:span text:style-name="T4">onCreate(Bundle savedInstanceState) {</text:span></text:p>
      <text:p text:style-name="P4"><text:s text:c="8"/><text:span text:style-name="T2">super</text:span><text:span text:style-name="T4">.onCreate(savedInstanceState);</text:span></text:p>
      <text:p text:style-name="P4"><text:s text:c="8"/><text:span text:style-name="T4">setContentView(R.layout.</text:span><text:span text:style-name="T8">csv_from_web</text:span><text:span text:style-name="T4">);</text:span></text:p>
      <text:p text:style-name="P4"><text:s text:c="8"/><text:span text:style-name="T7">textViewCSV </text:span><text:span text:style-name="T4">= (TextView) findViewById(R.id.</text:span><text:span text:style-name="T8">textViewCSV</text:span><text:span text:style-name="T4">);</text:span></text:p>
      <text:p text:style-name="P4"><text:s text:c="8"/><text:span text:style-name="T2">new </text:span><text:span text:style-name="T4">TacheAsynchrone().execute();</text:span></text:p>
      <text:p text:style-name="P4"><text:s text:c="4"/><text:span text:style-name="T4">} </text:span><text:span text:style-name="T12">/// onCreate</text:span></text:p>
      <text:p text:style-name="P6"><text:s text:c="4"/><text:span text:style-name="T5">/*</text:span></text:p>
      <text:p text:style-name="P6"><text:s text:c="5"/><text:span text:style-name="T5">* AsyncTask&lt;Params, Progress, Result&gt;</text:span></text:p>
      <text:p text:style-name="P6"><text:s text:c="4"/><text:span text:style-name="T5">*/</text:span></text:p>
      <text:p text:style-name="P4"><text:span text:style-name="T11"><text:s text:c="4"/></text:span><text:span text:style-name="T2">private class </text:span><text:span text:style-name="T4">TacheAsynchrone </text:span><text:span text:style-name="T2">extends </text:span><text:span text:style-name="T4">AsyncTask&lt;String, Integer, </text:span><text:span text:style-name="T6">String</text:span><text:span text:style-name="T4">&gt; {</text:span></text:p>
      <text:p text:style-name="P4"><text:span text:style-name="T11"><text:s text:c="8"/></text:span><text:span text:style-name="T10">@Override</text:span></text:p>
      <text:p text:style-name="P4"><text:span text:style-name="T9"><text:s text:c="8"/></text:span><text:span text:style-name="T12">// ----------------------------</text:span></text:p>
      <text:p text:style-name="P4"><text:span text:style-name="T11"><text:s text:c="8"/></text:span><text:span text:style-name="T2">protected </text:span><text:span text:style-name="T6">String</text:span><text:span text:style-name="T4"> doInBackground(String... asParametres) {</text:span></text:p>
      <text:p text:style-name="P4"><text:s text:c="12"/><text:span text:style-name="T12">// String... parametre : nombre variable d'arguments</text:span></text:p>
      <text:p text:style-name="P6"><text:s text:c="12"/><text:span text:style-name="T5">// Se deplace dans un thread d'arriere-plan</text:span></text:p>
      <text:p text:style-name="P4"><text:span text:style-name="T11"><text:s text:c="12"/></text:span><text:span text:style-name="T4">StringBuilder lsb = </text:span><text:span text:style-name="T2">new </text:span><text:span text:style-name="T4">StringBuilder();</text:span></text:p>
      <text:p text:style-name="P4"><text:s text:c="12"/><text:span text:style-name="T4">String lsURL = </text:span><text:span text:style-name="T14">"http://172.26.10.3:8084/ServletsJSPJSTLCours/"</text:span><text:span text:style-name="T4">;</text:span></text:p>
      <text:p text:style-name="P4"><text:span text:style-name="T11"><text:s text:c="12"/></text:span><text:span text:style-name="T4">String lsRessource = </text:span><text:span text:style-name="T14">"Communes2Csv"</text:span><text:span text:style-name="T4">;</text:span></text:p>
      <text:p text:style-name="P4"><text:s text:c="12"/><text:span text:style-name="T4">URL url = </text:span><text:span text:style-name="T2">null</text:span><text:span text:style-name="T4">;</text:span></text:p>
      <text:p text:style-name="P4"><text:s text:c="12"/><text:span text:style-name="T4">HttpURLConnection httpConnection = </text:span><text:span text:style-name="T2">null</text:span><text:span text:style-name="T4">;</text:span></text:p>
      <text:p text:style-name="P4"><text:s text:c="12"/><text:span text:style-name="T2">try </text:span><text:span text:style-name="T4">{</text:span></text:p>
      <text:p text:style-name="P4"><text:s text:c="16"/><text:span text:style-name="T12">// Instanciation de HttpURLConnection avec l'objet url</text:span></text:p>
      <text:p text:style-name="P4"><text:span text:style-name="T11"><text:s text:c="16"/></text:span><text:span text:style-name="T4">url = </text:span><text:span text:style-name="T2">new </text:span><text:span text:style-name="T4">URL(lsURL + lsRessource);</text:span></text:p>
      <text:p text:style-name="P4"><text:s text:c="16"/><text:span text:style-name="T4">httpConnection = (HttpURLConnection) url.openConnection();</text:span></text:p>
      <text:p text:style-name="P4"><text:s text:c="16"/><text:span text:style-name="T12">// Choix de la methode get ou post</text:span></text:p>
      <text:p text:style-name="P6"><text:s text:c="16"/><text:span text:style-name="T5">//httpConnection.setRequestMethod("GET");</text:span></text:p>
      <text:p text:style-name="P6"><text:s text:c="16"/><text:span text:style-name="T5">// Autorise l'envoi de donnees</text:span></text:p>
      <text:p text:style-name="P6"><text:s text:c="16"/><text:span text:style-name="T5">// Sets the flag indicating whether this URLConnection allows input.</text:span></text:p>
      <text:p text:style-name="P6"><text:s text:c="16"/><text:span text:style-name="T5">// true est la valeur par defaut</text:span></text:p>
      <text:p text:style-name="P6"><text:s text:c="16"/><text:span text:style-name="T5">// Elle permet par exemple de recuperer le code retour ...</text:span></text:p>
      <text:p text:style-name="P6"><text:soft-page-break/><text:s text:c="16"/><text:span text:style-name="T5">//httpConnection.setDoInput(true);</text:span></text:p>
      <text:p text:style-name="P6"><text:s text:c="16"/><text:span text:style-name="T5">// Connexion</text:span></text:p>
      <text:p text:style-name="P4"><text:span text:style-name="T11"><text:s text:c="16"/></text:span><text:span text:style-name="T4">httpConnection.connect();</text:span></text:p>
      <text:p text:style-name="P4"><text:s text:c="16"/><text:span text:style-name="T12">// EXECUTION DE LA REQUETE ET RESPONSE</text:span></text:p>
      <text:p text:style-name="P4"><text:span text:style-name="T11"><text:s text:c="16"/></text:span><text:span text:style-name="T4">InputStream is = httpConnection.getInputStream();</text:span></text:p>
      <text:p text:style-name="P4"><text:s text:c="16"/><text:span text:style-name="T12">// Comme l'on recoit un flux Text ASCII</text:span></text:p>
      <text:p text:style-name="P4"><text:span text:style-name="T11"><text:s text:c="16"/></text:span><text:span text:style-name="T4">BufferedReader br = </text:span><text:span text:style-name="T2">new </text:span><text:span text:style-name="T4">BufferedReader(</text:span><text:span text:style-name="T2">new </text:span><text:span text:style-name="T4">InputStreamReader(is));</text:span></text:p>
      <text:p text:style-name="P4"><text:s text:c="16"/><text:span text:style-name="T4">String lsLigne = </text:span><text:span text:style-name="T14">""</text:span><text:span text:style-name="T4">;</text:span></text:p>
      <text:p text:style-name="P4"><text:s text:c="16"/><text:span text:style-name="T2">int </text:span><text:span text:style-name="T4">i = </text:span><text:span text:style-name="T15">0</text:span><text:span text:style-name="T4">;</text:span></text:p>
      <text:p text:style-name="P4"><text:s text:c="16"/><text:span text:style-name="T2">while </text:span><text:span text:style-name="T4">((lsLigne = br.readLine()) != </text:span><text:span text:style-name="T2">null</text:span><text:span text:style-name="T4">) {</text:span></text:p>
      <text:p text:style-name="P10"><text:s text:c="20"/><text:span text:style-name="T4">lsb.append(lsLigne);</text:span></text:p>
      <text:p text:style-name="P10"><text:s text:c="20"/><text:span text:style-name="T4">lsb.append(</text:span><text:span text:style-name="T14">"</text:span><text:span text:style-name="T2">\n</text:span><text:span text:style-name="T14">"</text:span><text:span text:style-name="T4">);</text:span></text:p>
      <text:p text:style-name="P4"><text:s text:c="16"/><text:span text:style-name="T4">}</text:span></text:p>
      <text:p text:style-name="P4"><text:s text:c="16"/><text:span text:style-name="T4">br.close();</text:span></text:p>
      <text:p text:style-name="P4"><text:s text:c="16"/><text:span text:style-name="T4">is.close();</text:span></text:p>
      <text:p text:style-name="P4"><text:s text:c="12"/><text:span text:style-name="T4">} </text:span><text:span text:style-name="T2">catch </text:span><text:span text:style-name="T4">(IOException e) {</text:span></text:p>
      <text:p text:style-name="P4"><text:s text:c="16"/><text:span text:style-name="T4">lsb.append(e.getMessage());</text:span></text:p>
      <text:p text:style-name="P4"><text:s text:c="12"/><text:span text:style-name="T4">} </text:span><text:span text:style-name="T2">finally </text:span><text:span text:style-name="T4">{</text:span></text:p>
      <text:p text:style-name="P4"><text:s text:c="16"/><text:span text:style-name="T12">// Deconnexion</text:span></text:p>
      <text:p text:style-name="P4"><text:span text:style-name="T11"><text:s text:c="16"/></text:span><text:span text:style-name="T4">httpConnection.disconnect();</text:span></text:p>
      <text:p text:style-name="P4"><text:s text:c="12"/><text:span text:style-name="T4">}</text:span></text:p>
      <text:p text:style-name="P4"><text:s text:c="12"/><text:span text:style-name="T12">// Renvoie la valeur a onPostExecute</text:span></text:p>
      <text:p text:style-name="P4"><text:span text:style-name="T11"><text:s text:c="12"/></text:span><text:span text:style-name="T3">return </text:span><text:span text:style-name="T6">lsb.toString()</text:span><text:span text:style-name="T4">;</text:span></text:p>
      <text:p text:style-name="P4"><text:s text:c="8"/><text:span text:style-name="T4">} </text:span><text:span text:style-name="T12">/// doInBackground</text:span></text:p>
      <text:p text:style-name="P4"><text:span text:style-name="T11"><text:s text:c="8"/></text:span><text:span text:style-name="T10">@Override</text:span></text:p>
      <text:p text:style-name="P4"><text:span text:style-name="T9"><text:s text:c="8"/></text:span><text:span text:style-name="T12">// -------------------------</text:span></text:p>
      <text:p text:style-name="P4"><text:span text:style-name="T11"><text:s text:c="8"/></text:span><text:span text:style-name="T2">protected void </text:span><text:span text:style-name="T4">onPostExecute(</text:span><text:span text:style-name="T6">String</text:span><text:span text:style-name="T4"> s) {</text:span></text:p>
      <text:p text:style-name="P4"><text:s text:c="12"/><text:span text:style-name="T12">// Synchronisation avec le thread de l'UI</text:span></text:p>
      <text:p text:style-name="P6"><text:s text:c="12"/><text:span text:style-name="T5">// Affiche le resultat final</text:span></text:p>
      <text:p text:style-name="P4"><text:span text:style-name="T11"><text:s text:c="12"/></text:span><text:span text:style-name="T7">textViewCSV</text:span><text:span text:style-name="T4">.setText(s);</text:span></text:p>
      <text:p text:style-name="P4"><text:s text:c="8"/><text:span text:style-name="T4">} </text:span><text:span text:style-name="T12">/// onPostExecute</text:span></text:p>
      <text:p text:style-name="P4"><text:span text:style-name="T11"><text:s text:c="4"/></text:span><text:span text:style-name="T4">} </text:span><text:span text:style-name="T12">/// TacheAsynchrone</text:span></text:p>
      <text:p text:style-name="P8">} <text:span text:style-name="T13">/// clas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upport_5f_texte" style:display-name="support_texte" style:family="paragraph" style:parent-style-name="Standard">
      <style:text-properties fo:font-size="10pt" style:font-size-asian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 Unicode MS" fo:font-weight="bold" style:font-weight-asian="bold" style:font-name-complex="Arial Unicode M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#000000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size="12pt" fo:font-weight="bold" style:font-size-asian="12pt" style:font-weight-asian="bold" style:font-name-complex="Arial Unicode M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12:55.36</meta:creation-date>
    <dc:date>2017-10-31T10:57:54.15</dc:date>
    <meta:editing-duration>PT2M3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84" meta:word-count="310" meta:character-count="3359"/>
  </office:meta>
</office:document-meta>
</file>